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7D0000007DD47148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2" svg:font-family="Arial"/>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svg:stroke-width="0.035cm" svg:stroke-color="#000000" draw:marker-start-width="0.252cm" draw:marker-end-width="0.252cm" draw:fill-color="#ccffcc" draw:textarea-horizontal-align="justify" draw:textarea-vertical-align="middle" draw:auto-grow-height="false" fo:min-height="3.432cm" fo:min-width="3.773cm" fo:padding-top="0.142cm" fo:padding-bottom="0.142cm" fo:padding-left="0.267cm" fo:padding-right="0.267cm"/>
    </style:style>
    <style:style style:name="gr2" style:family="graphic" style:parent-style-name="standard">
      <style:graphic-properties svg:stroke-width="0.035cm" svg:stroke-color="#000000" draw:marker-start-width="0.252cm" draw:marker-end-width="0.252cm" draw:fill-color="#ccffcc" draw:textarea-horizontal-align="justify" draw:textarea-vertical-align="middle" draw:auto-grow-height="false" fo:min-height="2.091cm" fo:min-width="2.219cm" fo:padding-top="0.142cm" fo:padding-bottom="0.142cm" fo:padding-left="0.267cm" fo:padding-right="0.267cm"/>
    </style:style>
    <style:style style:name="gr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000000" draw:stroke-linejoin="round" draw:fill="solid" draw:fill-color="#00a9d4" draw:textarea-vertical-align="top" draw:auto-grow-height="false" draw:fit-to-size="false" fo:min-height="0.239cm" fo:min-width="0.134cm" fo:padding-top="0.125cm" fo:padding-bottom="0.125cm" fo:padding-left="0.2cm" fo:padding-right="0.2cm" fo:wrap-option="no-wrap" draw:shadow="visible" draw:shadow-offset-x="-0.055cm" draw:shadow-offset-y="0.129cm" draw:shadow-color="#000000" draw:shadow-opacity="100%"/>
    </style:style>
    <style:style style:name="gr5" style:family="graphic" style:parent-style-name="standard">
      <style:graphic-properties draw:stroke="solid" svg:stroke-width="0.035cm" svg:stroke-color="#000000" draw:stroke-linejoin="round" draw:fill="solid" draw:fill-color="#007b78" draw:textarea-vertical-align="top" draw:auto-grow-height="false" draw:fit-to-size="false" fo:min-height="0.239cm" fo:min-width="0.134cm" fo:padding-top="0.125cm" fo:padding-bottom="0.125cm" fo:padding-left="0.2cm" fo:padding-right="0.2cm" fo:wrap-option="no-wrap"/>
    </style:style>
    <style:style style:name="gr6"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035cm" svg:stroke-color="#000000" draw:stroke-linejoin="round" draw:fill="solid" draw:fill-color="#007b78" draw:textarea-vertical-align="top" draw:auto-grow-height="false" draw:fit-to-size="false" fo:min-height="0.244cm" fo:min-width="0.134cm" fo:padding-top="0.125cm" fo:padding-bottom="0.125cm" fo:padding-left="0.2cm" fo:padding-right="0.2cm" fo:wrap-option="no-wrap"/>
    </style:style>
    <style:style style:name="gr8"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35cm" svg:stroke-color="#000000" draw:stroke-linejoin="round" draw:fill="bitmap" draw:fill-image-name="msFillBitmap_20_1" style:repeat="stretch" draw:textarea-vertical-align="top" draw:auto-grow-height="false" draw:fit-to-size="false" fo:min-height="0.241cm" fo:min-width="0.134cm" fo:padding-top="0.125cm" fo:padding-bottom="0.125cm" fo:padding-left="0.2cm" fo:padding-right="0.2cm" fo:wrap-option="no-wrap" fo:clip="rect(0cm, 0cm, 0cm, 0cm)"/>
    </style:style>
    <style:style style:name="gr11"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graphic-properties draw:stroke="solid" svg:stroke-width="0.035cm" svg:stroke-color="#000000" draw:stroke-linejoin="round" draw:fill="bitmap" draw:fill-image-name="msFillBitmap_20_2" style:repeat="stretch" draw:textarea-vertical-align="top" draw:auto-grow-height="false" draw:fit-to-size="false" fo:min-height="0.239cm" fo:min-width="0.134cm" fo:padding-top="0.125cm" fo:padding-bottom="0.125cm" fo:padding-left="0.2cm" fo:padding-right="0.2cm" fo:wrap-option="no-wrap" fo:clip="rect(0cm, 0cm, 0cm, 0cm)"/>
    </style:style>
    <style:style style:name="gr14" style:family="graphic" style:parent-style-name="standard">
      <style:graphic-properties draw:stroke="solid" svg:stroke-width="0.035cm" svg:stroke-color="#000000" draw:stroke-linejoin="round" draw:fill="bitmap" draw:fill-image-name="msFillBitmap_20_4" style:repeat="stretch" draw:textarea-vertical-align="top" draw:auto-grow-height="false" draw:fit-to-size="false" fo:min-height="0.244cm" fo:min-width="0.134cm" fo:padding-top="0.125cm" fo:padding-bottom="0.125cm" fo:padding-left="0.2cm" fo:padding-right="0.2cm" fo:wrap-option="no-wrap" fo:clip="rect(0cm, 0cm, 0cm, 0cm)"/>
    </style:style>
    <style:style style:name="gr15"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16"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17" style:family="graphic" style:parent-style-name="standard" style:list-style-name="L3">
      <style:graphic-properties draw:stroke="solid" svg:stroke-width="0cm" svg:stroke-color="#000000" draw:stroke-linejoin="round" draw:fill="solid" draw:fill-color="#007b78" draw:textarea-vertical-align="middle" draw:auto-grow-height="false" draw:fit-to-size="false" fo:min-height="1.933cm" fo:min-width="4.792cm" fo:padding-top="0.125cm" fo:padding-bottom="0.125cm" fo:padding-left="0.25cm" fo:padding-right="0.25cm" fo:wrap-option="wrap"/>
    </style:style>
    <style:style style:name="gr18" style:family="graphic" style:parent-style-name="standard">
      <style:graphic-properties draw:textarea-horizontal-align="justify" draw:textarea-vertical-align="middle" draw:auto-grow-height="false" fo:min-height="1.074cm" fo:min-width="3.7cm"/>
    </style:style>
    <style:style style:name="gr19" style:family="graphic" style:parent-style-name="standard">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6.25cm" fo:min-width="10.752cm"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3.04cm" fo:min-width="29.552cm"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11.965cm"/>
    </style:style>
    <style:style style:name="gr2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 style:family="graphic" style:parent-style-name="standard">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935cm" fo:min-width="3.4cm"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false" fo:min-height="0.823cm" fo:min-width="11.965cm"/>
    </style:style>
    <style:style style:name="gr29"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graphic-properties draw:stroke="none" svg:stroke-color="#000000" draw:fill="none" draw:fill-color="#ffffff" draw:textarea-horizontal-align="left" draw:auto-grow-height="true" draw:auto-grow-width="false" fo:min-height="2.845cm" fo:min-width="11.965cm"/>
    </style:style>
    <style:style style:name="gr32" style:family="graphic">
      <style:graphic-properties style:protect="size"/>
    </style:style>
    <style:style style:name="gr33" style:family="graphic">
      <style:graphic-properties svg:stroke-width="0.035cm" svg:stroke-color="#000000" draw:marker-start-width="0.252cm" draw:marker-end-width="0.252cm" draw:fill-color="#ccffcc" draw:textarea-horizontal-align="justify" draw:textarea-vertical-align="middle" draw:auto-grow-height="false" fo:min-height="3.432cm" fo:min-width="3.773cm" fo:padding-top="0.142cm" fo:padding-bottom="0.142cm" fo:padding-left="0.267cm" fo:padding-right="0.267cm"/>
    </style:style>
    <style:style style:name="gr34"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graphic-properties draw:stroke="solid" svg:stroke-width="0.035cm" svg:stroke-color="#000000" draw:stroke-linejoin="round" draw:fill="solid" draw:fill-color="#00a9d4" draw:textarea-vertical-align="top" draw:auto-grow-height="false" draw:fit-to-size="false" fo:min-height="0.239cm" fo:min-width="0.134cm" fo:padding-top="0.125cm" fo:padding-bottom="0.125cm" fo:padding-left="0.2cm" fo:padding-right="0.2cm" fo:wrap-option="no-wrap" draw:shadow="visible" draw:shadow-offset-x="-0.055cm" draw:shadow-offset-y="0.129cm" draw:shadow-color="#000000" draw:shadow-opacity="100%"/>
    </style:style>
    <style:style style:name="gr36" style:family="graphic">
      <style:graphic-properties draw:stroke="solid" svg:stroke-width="0.035cm" svg:stroke-color="#000000" draw:stroke-linejoin="round" draw:fill="solid" draw:fill-color="#007b78" draw:textarea-vertical-align="top" draw:auto-grow-height="false" draw:fit-to-size="false" fo:min-height="0.239cm" fo:min-width="0.134cm" fo:padding-top="0.125cm" fo:padding-bottom="0.125cm" fo:padding-left="0.2cm" fo:padding-right="0.2cm" fo:wrap-option="no-wrap"/>
    </style:style>
    <style:style style:name="gr37" style:family="graphic">
      <style:graphic-properties draw:stroke="solid" svg:stroke-width="0.035cm" svg:stroke-color="#000000" draw:stroke-linejoin="round" draw:fill="bitmap" draw:fill-image-name="msFillBitmap_20_1" style:repeat="stretch" draw:textarea-vertical-align="top" draw:auto-grow-height="false" draw:fit-to-size="false" fo:min-height="0.241cm" fo:min-width="0.134cm" fo:padding-top="0.125cm" fo:padding-bottom="0.125cm" fo:padding-left="0.2cm" fo:padding-right="0.2cm" fo:wrap-option="no-wrap" fo:clip="rect(0cm, 0cm, 0cm, 0cm)"/>
    </style:style>
    <style:style style:name="gr38"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graphic-properties draw:stroke="solid" svg:stroke-width="0.035cm" svg:stroke-color="#000000" draw:stroke-linejoin="round" draw:fill="bitmap" draw:fill-image-name="msFillBitmap_20_2" style:repeat="stretch" draw:textarea-vertical-align="top" draw:auto-grow-height="false" draw:fit-to-size="false" fo:min-height="0.239cm" fo:min-width="0.134cm" fo:padding-top="0.125cm" fo:padding-bottom="0.125cm" fo:padding-left="0.2cm" fo:padding-right="0.2cm" fo:wrap-option="no-wrap" fo:clip="rect(0cm, 0cm, 0cm, 0cm)"/>
    </style:style>
    <style:style style:name="gr41" style:family="graphic">
      <style:graphic-properties draw:stroke="solid" svg:stroke-width="0.035cm" svg:stroke-color="#000000" draw:stroke-linejoin="round" draw:fill="bitmap" draw:fill-image-name="msFillBitmap_20_4" style:repeat="stretch" draw:textarea-vertical-align="top" draw:auto-grow-height="false" draw:fit-to-size="false" fo:min-height="0.244cm" fo:min-width="0.134cm" fo:padding-top="0.125cm" fo:padding-bottom="0.125cm" fo:padding-left="0.2cm" fo:padding-right="0.2cm" fo:wrap-option="no-wrap" fo:clip="rect(0cm, 0cm, 0cm, 0cm)"/>
    </style:style>
    <style:style style:name="gr42" style:family="graphic"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43" style:family="graphic" style:list-style-name="L3">
      <style:graphic-properties draw:stroke="solid" svg:stroke-width="0cm" svg:stroke-color="#000000" draw:stroke-linejoin="round" draw:fill="solid" draw:fill-color="#007b78" draw:textarea-vertical-align="middle" draw:auto-grow-height="false" draw:fit-to-size="false" fo:min-height="1.933cm" fo:min-width="4.787cm" fo:padding-top="0.125cm" fo:padding-bottom="0.125cm" fo:padding-left="0.25cm" fo:padding-right="0.25cm" fo:wrap-option="wrap"/>
    </style:style>
    <style:style style:name="gr44" style:family="graphic" style:list-style-name="L3">
      <style:graphic-properties draw:stroke="solid" svg:stroke-width="0cm" svg:stroke-color="#000000" draw:stroke-linejoin="round" draw:fill="solid" draw:fill-color="#007b78" draw:textarea-vertical-align="middle" draw:auto-grow-height="false" draw:fit-to-size="false" fo:min-height="1.933cm" fo:min-width="4.792cm" fo:padding-top="0.125cm" fo:padding-bottom="0.125cm" fo:padding-left="0.25cm" fo:padding-right="0.25cm" fo:wrap-option="wrap"/>
    </style:style>
    <style:style style:name="gr45" style:family="graphic">
      <style:graphic-properties draw:stroke="solid" svg:stroke-width="0.035cm" svg:stroke-color="#000000" draw:stroke-linejoin="round" draw:fill="solid" draw:fill-color="#007b78" draw:textarea-vertical-align="top" draw:auto-grow-height="false" draw:fit-to-size="false" fo:min-height="0.244cm" fo:min-width="0.134cm" fo:padding-top="0.125cm" fo:padding-bottom="0.125cm" fo:padding-left="0.2cm" fo:padding-right="0.2cm" fo:wrap-option="no-wrap"/>
    </style:style>
    <style:style style:name="gr46" style:family="graphic">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3.04cm" fo:min-width="29.552cm" fo:padding-top="0.175cm" fo:padding-bottom="0.175cm" fo:padding-left="0.3cm" fo:padding-right="0.3cm"/>
    </style:style>
    <style:style style:name="gr47"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8"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9" style:family="graphic"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0" style:family="graphic">
      <style:graphic-properties draw:stroke="dash" draw:stroke-dash="Dashed_20__28_var_29_" svg:stroke-width="0.1cm" svg:stroke-color="#cccccc" draw:marker-start-width="0.35cm" draw:marker-end-width="0.35cm" draw:fill="none" draw:fill-color="#cccccc" draw:textarea-horizontal-align="justify" draw:textarea-vertical-align="middle" draw:auto-grow-height="false" fo:min-height="1.935cm" fo:min-width="3.4cm" fo:padding-top="0.175cm" fo:padding-bottom="0.175cm" fo:padding-left="0.3cm" fo:padding-right="0.3cm"/>
    </style:style>
    <style:style style:name="gr51"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2"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and_20_1_20_column_5f_-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itle_20_and_20_1_20_column_5f_-backgroundobjects" style:list-style-name="L2">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Title_20_and_20_1_20_column_5f_-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center"/>
    </style:style>
    <style:style style:name="P2" style:family="paragraph">
      <style:paragraph-properties fo:text-align="center"/>
      <style:text-properties fo:font-size="20pt" fo:font-weight="bold" style:font-size-asian="20pt" style:font-weight-asian="bold" style:font-size-complex="20pt" style:font-weight-complex="bold"/>
    </style:style>
    <style:style style:name="P3" style:family="paragraph">
      <style:paragraph-properties fo:margin-left="0cm" fo:margin-right="0cm" fo:margin-top="0.176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176cm" fo:margin-bottom="0cm" fo:line-height="100%" fo:text-align="center" fo:text-indent="0cm" style:punctuation-wrap="hanging" style:writing-mode="lr-tb" style:font-independent-line-spacing="true"/>
      <style:text-properties fo:font-size="20pt" fo:hyphenate="false"/>
    </style:style>
    <style:style style:name="P5" style:family="paragraph">
      <style:paragraph-properties fo:text-align="start" style:font-independent-line-spacing="true"/>
      <style:text-properties fo:font-size="18pt"/>
    </style:style>
    <style:style style:name="P6" style:family="paragraph">
      <style:paragraph-properties fo:text-align="start" style:font-independent-line-spacing="true"/>
      <style:text-properties fo:font-size="20pt"/>
    </style:style>
    <style:style style:name="P7"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176cm" fo:margin-bottom="0cm" fo:line-height="100%" fo:text-align="start" fo:text-indent="0cm" style:punctuation-wrap="hanging" style:writing-mode="lr-tb" style:font-independent-line-spacing="true"/>
      <style:text-properties fo:font-size="20pt" fo:hyphenate="false"/>
    </style:style>
    <style:style style:name="P9" style:family="paragraph">
      <style:paragraph-properties fo:text-align="start"/>
      <style:text-properties fo:font-size="18pt"/>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style:paragraph-properties fo:text-align="center"/>
      <style:text-properties fo:color="#cccccc"/>
    </style:style>
    <style:style style:name="P13" style:family="paragraph">
      <style:paragraph-properties fo:margin-top="0.212cm" fo:margin-bottom="0cm" fo:line-height="100%" fo:text-align="start" style:punctuation-wrap="hanging"/>
      <style:text-properties fo:font-size="20pt" style:font-size-asian="14pt" style:font-size-complex="14pt"/>
    </style:style>
    <style:style style:name="P14" style:family="paragraph">
      <style:paragraph-properties fo:margin-top="0.212cm" fo:margin-bottom="0cm" fo:line-height="100%" fo:text-align="start" style:punctuation-wrap="hanging" style:font-independent-line-spacing="true"/>
      <style:text-properties fo:font-size="20pt" style:font-size-asian="14pt" style:font-size-complex="14pt"/>
    </style:style>
    <style:style style:name="P15" style:family="paragraph">
      <style:paragraph-properties fo:margin-top="0cm" fo:margin-bottom="0cm" fo:line-height="100%" fo:text-align="start" style:punctuation-wrap="hanging"/>
      <style:text-properties fo:font-size="20pt" style:font-size-asian="14pt" style:font-size-complex="14pt"/>
    </style:style>
    <style:style style:name="P16" style:family="paragraph">
      <style:paragraph-properties fo:margin-top="0cm" fo:margin-bottom="0cm" fo:line-height="100%" fo:text-align="start" style:punctuation-wrap="hanging" style:font-independent-line-spacing="true"/>
      <style:text-properties fo:font-size="20pt" style:font-size-asian="14pt" style:font-size-complex="14pt"/>
    </style:style>
    <style:style style:name="P17" style:family="paragraph">
      <style:paragraph-properties fo:margin-left="0cm" fo:margin-right="0cm" fo:margin-top="0.212cm" fo:margin-bottom="0cm" fo:line-height="100%" fo:text-align="start" fo:text-indent="0cm" style:punctuation-wrap="hanging" style:writing-mode="lr-tb"/>
      <style:text-properties fo:font-size="20pt" style:font-size-asian="14pt" style:font-size-complex="14pt" fo:hyphenate="false"/>
    </style:style>
    <style:style style:name="P18"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20pt" style:font-size-asian="14pt" style:font-size-complex="14pt" fo:hyphenate="false"/>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 style:font-size-complex="10pt" style:font-style-complex="normal" style:font-weight-complex="bold"/>
    </style:style>
    <style:style style:name="T4" style:family="text">
      <style:text-properties fo:font-variant="normal" fo:text-transform="none" fo:color="#806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5" style:family="text">
      <style:text-properties fo:font-variant="normal" fo:text-transform="none" fo:color="#806000" style:text-line-through-style="none" style:text-line-through-type="none" style:text-position="0% 100%" style:font-name="Arial2" fo:font-size="9pt" fo:letter-spacing="normal" fo:font-style="normal" style:text-underline-style="none" fo:font-weight="normal" style:font-size-asian="9pt" style:font-style-asian="normal" style:font-weight-asian="normal" style:font-name-complex="Arial2" style:font-size-complex="9pt" style:font-style-complex="normal" style:font-weight-complex="normal"/>
    </style:style>
    <style:style style:name="T6" style:family="text">
      <style:text-properties fo:font-variant="normal" fo:text-transform="none" fo:color="#806000" style:text-line-through-style="none" style:text-line-through-type="none" style:text-position="0% 100%" style:font-name="Arial2" fo:font-size="10pt" fo:letter-spacing="normal"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7" style:family="text">
      <style:text-properties fo:color="#cccccc"/>
    </style:style>
    <style:style style:name="T8" style:family="text">
      <style:text-properties fo:color="#cccccc" fo:font-size="10pt" style:font-size-asian="10pt" style:font-size-complex="10pt"/>
    </style:style>
    <style:style style:name="T9"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2" style:family="text">
      <style:text-properties fo:color="#cccccc"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06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1_20_column_5f_">
        <draw:custom-shape draw:style-name="gr1" draw:text-style-name="P2" draw:layer="layout" svg:width="4.709cm" svg:height="4.118cm" svg:x="23.891cm" svg:y="10.103cm">
          <text:p text:style-name="P1"><text:span text:style-name="T1"><text:s text:c="5"/></text:span><text:span text:style-name="T1">br-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709cm" svg:height="4.118cm" svg:x="5.891cm" svg:y="10.103cm">
          <text:p text:style-name="P1"><text:span text:style-name="T1">br-ad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709cm" svg:height="4.118cm" svg:x="14.891cm" svg:y="10.102cm">
          <text:p text:style-name="P1"><text:span text:style-name="T1">br-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709cm" svg:height="4.118cm" svg:x="14.991cm" svg:y="4.701cm">
          <text:p text:style-name="P1"><text:span text:style-name="T1">br-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009cm" svg:height="2.631cm" svg:x="22.891cm" svg:y="5.569cm">
          <text:p text:style-name="P1"><text:span text:style-name="T1"><text:s text:c="2"/></text:span><text:span text:style-name="T1">qbr…</text:span></text:p>
          <text:p text:style-name="P1"><text:span text:style-name="T2"/></text:p>
          <text:p text:style-name="P1"><text:span text:style-name="T2">(linuxbridg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0" draw:style-name="gr3" draw:text-style-name="P4" draw:layer="layout" svg:width="2.014cm" svg:height="0.674cm" svg:x="6.6cm" svg:y="14.526cm">
          <text:p text:style-name="P3"><text:span text:style-name="T3">em3</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8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0.533cm" svg:height="0.488cm" svg:x="7.942cm" svg:y="10.103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6" draw:text-style-name="P8" draw:layer="layout" svg:width="3.822cm" svg:height="0.674cm" svg:x="8.206cm" svg:y="9.362cm">
          <text:p text:style-name="P7"><text:span text:style-name="T3">vnet...</text:span></text:p>
          <draw:enhanced-geometry draw:mirror-horizontal="false" draw:mirror-vertical="false" svg:viewBox="0 0 3823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6" draw:layer="layout" svg:width="0.533cm" svg:height="0.493cm" svg:x="8.021cm" svg:y="7.616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 draw:text-style-name="P8" draw:layer="layout" svg:width="3.765cm" svg:height="0.674cm" svg:x="8.164cm" svg:y="8.296cm">
          <text:p text:style-name="P7"><text:span text:style-name="T3">eth...</text:span></text:p>
          <draw:enhanced-geometry draw:mirror-horizontal="false" draw:mirror-vertical="false" svg:viewBox="0 0 37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9" draw:text-style-name="P9" draw:layer="layout" svg:x1="8.285cm" svg:y1="8.109cm" svg:x2="8.281cm" svg:y2="10.076cm">
          <text:p/>
        </draw:line>
        <draw:custom-shape draw:name="Rectangle 14" draw:style-name="gr10" draw:text-style-name="P5" draw:layer="layout" svg:width="0.533cm" svg:height="0.49cm" svg:x="15.389cm" svg:y="11.91cm">
          <text:p/>
          <draw:enhanced-geometry draw:mirror-horizontal="false" draw:mirror-vertical="false" svg:viewBox="0 0 534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0.533cm" svg:height="0.488cm" svg:x="17.012cm" svg:y="10.102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1" draw:text-style-name="P8" draw:layer="layout" svg:width="3.165cm" svg:height="0.674cm" svg:x="17.166cm" svg:y="9.402cm">
          <text:p text:style-name="P7"><text:span text:style-name="T3">phy-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2" draw:text-style-name="P8" draw:layer="layout" svg:width="3.165cm" svg:height="0.674cm" svg:x="17.162cm" svg:y="8.797cm">
          <text:p text:style-name="P7"><text:span text:style-name="T3">int-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17.289cm" svg:y1="8.85cm" svg:x2="17.276cm" svg:y2="10.071cm">
          <text:p/>
        </draw:line>
        <draw:custom-shape draw:name="Rectangle 14" draw:style-name="gr13" draw:text-style-name="P6" draw:layer="layout" svg:width="0.533cm" svg:height="0.488cm" svg:x="15.413cm" svg:y="6.68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4" draw:text-style-name="P6" draw:layer="layout" svg:width="0.533cm" svg:height="0.493cm" svg:x="6.417cm" svg:y="11.871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15" draw:text-style-name="P11" draw:layer="layout" svg:width="5.286cm" svg:height="2.182cm" svg:x="24.054cm" svg:y="14.927cm">
          <text:p text:style-name="P10"><text:span text:style-name="T4">Storage network <text:s/></text:span></text:p>
          <text:p text:style-name="P10"><text:span text:style-name="T5">192.168.0.0/24</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16" draw:text-style-name="P11" draw:layer="layout" svg:width="5.286cm" svg:height="2.182cm" svg:x="15.072cm" svg:y="15.006cm">
          <text:p text:style-name="P10"><text:span text:style-name="T4">Traffic network <text:s/></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17" draw:text-style-name="P11" draw:layer="layout" svg:width="5.291cm" svg:height="2.182cm" svg:x="5.111cm" svg:y="15.386cm">
          <text:p text:style-name="P10"><text:span text:style-name="T4">Control network <text:s/></text:span></text:p>
          <text:p text:style-name="P10"><text:span text:style-name="T6">192.168.1.0/24</text:span></text:p>
          <draw:enhanced-geometry draw:mirror-horizontal="false" draw:mirror-vertical="false" svg:viewBox="0 0 5292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line draw:name="Straight Connector 239" draw:style-name="gr9" draw:text-style-name="P9" draw:layer="layout" svg:x1="8.2cm" svg:y1="14.194cm" svg:x2="8cm" svg:y2="15.386cm">
          <text:p/>
        </draw:line>
        <draw:custom-shape draw:name="Rectangle 10" draw:style-name="gr7" draw:text-style-name="P6" draw:layer="layout" svg:width="0.533cm" svg:height="0.493cm" svg:x="17.007cm" svg:y="8.326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8" draw:text-style-name="P1" draw:layer="layout" svg:width="4.2cm" svg:height="1.324cm" svg:x="8.68cm" svg:y="3.352cm">
              <text:p text:style-name="P1">Glance</text:p>
              <draw:enhanced-geometry svg:viewBox="0 0 21600 21600" draw:type="rectangle" draw:enhanced-path="M 0 0 L 21600 0 21600 21600 0 21600 0 0 Z N"/>
            </draw:custom-shape>
            <draw:custom-shape draw:style-name="gr18" draw:text-style-name="P1" draw:layer="layout" svg:width="4.2cm" svg:height="1.324cm" svg:x="8.807cm" svg:y="4.276cm">
              <text:p text:style-name="P1">Nova</text:p>
              <draw:enhanced-geometry svg:viewBox="0 0 21600 21600" draw:type="rectangle" draw:enhanced-path="M 0 0 L 21600 0 21600 21600 0 21600 0 0 Z N"/>
            </draw:custom-shape>
            <draw:custom-shape draw:style-name="gr18" draw:text-style-name="P1" draw:layer="layout" svg:width="4.2cm" svg:height="1.324cm" svg:x="8.98cm" svg:y="5.352cm">
              <text:p text:style-name="P1">Cinder</text:p>
              <draw:enhanced-geometry svg:viewBox="0 0 21600 21600" draw:type="rectangle" draw:enhanced-path="M 0 0 L 21600 0 21600 21600 0 21600 0 0 Z N"/>
            </draw:custom-shape>
            <draw:custom-shape draw:style-name="gr18" draw:text-style-name="P1" draw:layer="layout" svg:width="4.2cm" svg:height="1.324cm" svg:x="9.18cm" svg:y="6.476cm">
              <text:p text:style-name="P1">MySQL</text:p>
              <draw:enhanced-geometry svg:viewBox="0 0 21600 21600" draw:type="rectangle" draw:enhanced-path="M 0 0 L 21600 0 21600 21600 0 21600 0 0 Z N"/>
            </draw:custom-shape>
            <draw:custom-shape draw:style-name="gr18" draw:text-style-name="P1" draw:layer="layout" svg:width="4.2cm" svg:height="1.324cm" svg:x="3.428cm" svg:y="3.876cm">
              <text:p text:style-name="P1">RabbitMQ</text:p>
              <draw:enhanced-geometry svg:viewBox="0 0 21600 21600" draw:type="rectangle" draw:enhanced-path="M 0 0 L 21600 0 21600 21600 0 21600 0 0 Z N"/>
            </draw:custom-shape>
            <draw:custom-shape draw:style-name="gr18" draw:text-style-name="P1" draw:layer="layout" svg:width="4.2cm" svg:height="1.324cm" svg:x="3.528cm" svg:y="4.8cm">
              <text:p text:style-name="P1">Keystone</text:p>
              <draw:enhanced-geometry svg:viewBox="0 0 21600 21600" draw:type="rectangle" draw:enhanced-path="M 0 0 L 21600 0 21600 21600 0 21600 0 0 Z N"/>
            </draw:custom-shape>
            <draw:custom-shape draw:style-name="gr18" draw:text-style-name="P1" draw:layer="layout" svg:width="4.2cm" svg:height="1.324cm" svg:x="3.728cm" svg:y="5.876cm">
              <text:p text:style-name="P1">Neutron</text:p>
              <draw:enhanced-geometry svg:viewBox="0 0 21600 21600" draw:type="rectangle" draw:enhanced-path="M 0 0 L 21600 0 21600 21600 0 21600 0 0 Z N"/>
            </draw:custom-shape>
          </draw:g>
          <draw:g>
            <draw:custom-shape draw:style-name="gr19" draw:text-style-name="P1" draw:layer="layout" svg:width="11.352cm" svg:height="6.6cm" svg:x="2.728cm" svg:y="1.6cm">
              <text:p text:style-name="P1"/>
              <draw:enhanced-geometry svg:viewBox="0 0 21600 21600" draw:type="rectangle" draw:enhanced-path="M 0 0 L 21600 0 21600 21600 0 21600 0 0 Z N"/>
            </draw:custom-shape>
            <draw:frame draw:style-name="gr20" draw:text-style-name="P12" draw:layer="layout" svg:width="8.042cm" svg:height="1.673cm" svg:x="4.58cm" svg:y="1.638cm">
              <draw:text-box>
                <text:p text:style-name="P12"><text:span text:style-name="T7">Controllers VM</text:span></text:p>
                <text:p text:style-name="P12"><text:span text:style-name="T7">(pure KVM built with libvirt)</text:span></text:p>
              </draw:text-box>
            </draw:frame>
          </draw:g>
        </draw:g>
        <draw:custom-shape draw:style-name="gr21" draw:text-style-name="P1" draw:layer="layout" svg:width="30.152cm" svg:height="13.39cm" svg:x="2.048cm" svg:y="0.9cm">
          <text:p/>
          <draw:enhanced-geometry svg:viewBox="0 0 21600 21600" draw:type="rectangle" draw:enhanced-path="M 0 0 L 21600 0 21600 21600 0 21600 0 0 Z N"/>
        </draw:custom-shape>
        <draw:frame draw:style-name="gr22" draw:text-style-name="P12" draw:layer="layout" svg:width="6.8cm" svg:height="1.673cm" svg:x="14.4cm" svg:y="0.899cm">
          <draw:text-box>
            <text:p text:style-name="P12"><text:span text:style-name="T7">Controllers / Compute Node</text:span></text:p>
          </draw:text-box>
        </draw:frame>
        <draw:custom-shape draw:name="TextBox 20" draw:style-name="gr23" draw:text-style-name="P4" draw:layer="layout" svg:width="2.014cm" svg:height="0.674cm" svg:x="15.586cm" svg:y="14.526cm">
          <text:p text:style-name="P3"><text:span text:style-name="T3">em5</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16.986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17.186cm" svg:y1="14.194cm" svg:x2="16.986cm" svg:y2="15.386cm">
          <text:p/>
        </draw:line>
        <draw:custom-shape draw:name="Rectangle 14" draw:style-name="gr10" draw:text-style-name="P5" draw:layer="layout" svg:width="0.533cm" svg:height="0.49cm" svg:x="24.167cm" svg:y="11.924cm">
          <text:p/>
          <draw:enhanced-geometry draw:mirror-horizontal="false" draw:mirror-vertical="false" svg:viewBox="0 0 534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6" draw:layer="layout" svg:width="0.533cm" svg:height="0.488cm" svg:x="25.99cm" svg:y="10.08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4" draw:text-style-name="P4" draw:layer="layout" svg:width="2.014cm" svg:height="0.674cm" svg:x="24.564cm" svg:y="14.54cm">
          <text:p text:style-name="P3"><text:span text:style-name="T3">em4</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0.533cm" svg:height="0.488cm" svg:x="25.964cm" svg:y="13.614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26.164cm" svg:y1="14.208cm" svg:x2="25.964cm" svg:y2="15.4cm">
          <text:p/>
        </draw:line>
        <draw:custom-shape draw:name="Rectangle 10" draw:style-name="gr7" draw:text-style-name="P6" draw:layer="layout" svg:width="0.533cm" svg:height="0.493cm" svg:x="19.167cm" svg:y="6.70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5" draw:text-style-name="P8" draw:layer="layout" svg:width="2.4cm" svg:height="0.674cm" svg:x="19.6cm" svg:y="7cm">
          <text:p text:style-name="P7"><text:span text:style-name="T3">qvo…</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24.4cm" svg:y1="5.569cm" svg:x2="24.4cm" svg:y2="4cm">
          <text:p/>
        </draw:line>
        <draw:line draw:name="Straight Connector 129" draw:style-name="gr9" draw:text-style-name="P9" draw:layer="layout" svg:x1="22.891cm" svg:y1="7cm" svg:x2="19.709cm" svg:y2="7cm">
          <text:p/>
        </draw:line>
        <draw:custom-shape draw:name="Rectangle 10" draw:style-name="gr7" draw:text-style-name="P6" draw:layer="layout" svg:width="0.533cm" svg:height="0.493cm" svg:x="22.9cm" svg:y="6.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6" draw:layer="layout" svg:width="0.533cm" svg:height="0.493cm" svg:x="24.1cm" svg:y="3.569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6" draw:text-style-name="P8" draw:layer="layout" svg:width="2.055cm" svg:height="0.674cm" svg:x="21.545cm" svg:y="6.982cm">
          <text:p text:style-name="P7"><text:span text:style-name="T3">qvb…</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 draw:layer="layout" svg:width="4cm" svg:height="2.285cm" svg:x="22.4cm" svg:y="1.8cm">
          <text:p/>
          <draw:enhanced-geometry svg:viewBox="0 0 21600 21600" draw:type="rectangle" draw:enhanced-path="M 0 0 L 21600 0 21600 21600 0 21600 0 0 Z N"/>
        </draw:custom-shape>
        <draw:frame draw:style-name="gr28" draw:text-style-name="P12" draw:layer="layout" svg:width="3.2cm" svg:height="1.073cm" svg:x="23cm" svg:y="2.2cm">
          <draw:text-box>
            <text:p text:style-name="P12"><text:span text:style-name="T7">Instance</text:span></text:p>
          </draw:text-box>
        </draw:frame>
        <draw:custom-shape draw:name="Rectangle 10" draw:style-name="gr7" draw:text-style-name="P6" draw:layer="layout" svg:width="0.533cm" svg:height="0.493cm" svg:x="24.1cm" svg:y="5.569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9" draw:text-style-name="P8" draw:layer="layout" svg:width="2.055cm" svg:height="0.672cm" svg:x="24.245cm" svg:y="5cm">
          <text:p text:style-name="P7"><text:span text:style-name="T3">tap…</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0" draw:text-style-name="P8" draw:layer="layout" svg:width="2.055cm" svg:height="0.674cm" svg:x="24.2cm" svg:y="4.062cm">
          <text:p text:style-name="P7"><text:span text:style-name="T3">eth…</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 draw:layer="layout" svg:width="4cm" svg:height="2.285cm" svg:x="27.6cm" svg:y="7.2cm">
          <text:p/>
          <draw:enhanced-geometry svg:viewBox="0 0 21600 21600" draw:type="rectangle" draw:enhanced-path="M 0 0 L 21600 0 21600 21600 0 21600 0 0 Z N"/>
        </draw:custom-shape>
        <draw:frame draw:style-name="gr31" draw:text-style-name="P12" draw:layer="layout" svg:width="3.2cm" svg:height="3.095cm" svg:x="28.2cm" svg:y="7.4cm">
          <draw:text-box>
            <text:p text:style-name="P12"><text:span text:style-name="T7">Ceph</text:span></text:p>
            <text:p text:style-name="P12"><text:span text:style-name="T8">mon, mds, osd</text:span></text:p>
          </draw:text-box>
        </draw:frame>
        <presentation:notes draw:style-name="dp2">
          <draw:page-thumbnail draw:name="Slide Image Placeholder 1" draw:style-name="gr32" draw:layer="layout" svg:width="15.239cm" svg:height="8.572cm" svg:x="1.905cm" svg:y="3.175cm" draw:page-number="1" presentation:class="page"/>
          <draw:frame draw:name="Notes Placeholder 2" presentation:style-name="pr1" draw:text-style-name="P5" draw:layer="layout" svg:width="15.239cm" svg:height="10cm" svg:x="1.905cm" svg:y="12.224cm" presentation:class="notes" presentation:placeholder="true" presentation:user-transformed="true">
            <draw:text-box/>
          </draw:frame>
          <draw:frame draw:name="Date Placeholder 3" presentation:style-name="pr2" draw:text-style-name="P14" draw:layer="layout" svg:width="8.254cm" svg:height="1.273cm" svg:x="10.791cm" svg:y="0cm" presentation:class="date-time" presentation:user-transformed="true">
            <draw:text-box>
              <text:p text:style-name="P13"><text:span text:style-name="T9">2013-05-28 </text:span></text:p>
            </draw:text-box>
          </draw:frame>
          <draw:frame draw:name="Slide Number Placeholder 4" presentation:style-name="pr3" draw:text-style-name="P16" draw:layer="layout" svg:width="8.254cm" svg:height="1.273cm" svg:x="10.791cm" svg:y="24.126cm" presentation:class="page-number" presentation:user-transformed="true">
            <draw:text-box>
              <text:p text:style-name="P15"><text:span text:style-name="T10"><text:page-number>&lt;number&gt;</text:page-number></text:span></text:p>
            </draw:text-box>
          </draw:frame>
          <draw:frame draw:name="Header Placeholder 5" presentation:style-name="pr4" draw:text-style-name="P18" draw:layer="layout" svg:width="8.254cm" svg:height="1.273cm" svg:x="0cm" svg:y="0cm" presentation:class="header" presentation:user-transformed="true">
            <draw:text-box>
              <text:p text:style-name="P17"><text:span text:style-name="T11"><text:s/></text:span></text:p>
            </draw:text-box>
          </draw:frame>
          <draw:frame draw:name="Footer Placeholder 6" presentation:style-name="pr5" draw:text-style-name="P14" draw:layer="layout" svg:width="8.254cm" svg:height="1.273cm" svg:x="0cm" svg:y="24.126cm" presentation:class="footer" presentation:user-transformed="true">
            <draw:text-box>
              <text:p text:style-name="P13"><text:span text:style-name="T9"><text:s/></text:span></text:p>
            </draw:text-box>
          </draw:frame>
        </presentation:notes>
      </draw:page>
      <draw:page draw:name="page2" draw:style-name="dp1" draw:master-page-name="Title_20_and_20_1_20_column_5f_">
        <draw:custom-shape draw:style-name="gr33" draw:text-style-name="P2" draw:layer="Layout" svg:width="4.709cm" svg:height="4.118cm" svg:x="23.891cm" svg:y="10.103cm">
          <text:p text:style-name="P1"><text:span text:style-name="T1">br-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draw:layer="Layout" svg:width="4.709cm" svg:height="4.118cm" svg:x="5.891cm" svg:y="10.103cm">
          <text:p text:style-name="P1"><text:span text:style-name="T1">br-ad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draw:layer="Layout" svg:width="4.709cm" svg:height="4.118cm" svg:x="14.891cm" svg:y="10.102cm">
          <text:p text:style-name="P1"><text:span text:style-name="T1">br-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draw:layer="Layout" svg:width="4.709cm" svg:height="4.118cm" svg:x="14.991cm" svg:y="4.701cm">
          <text:p text:style-name="P1"><text:span text:style-name="T1">br-int</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0" draw:style-name="gr34" draw:text-style-name="P4" draw:layer="Layout" svg:width="2.014cm" svg:height="0.674cm" svg:x="6.6cm" svg:y="14.526cm">
          <text:p text:style-name="P3"><text:span text:style-name="T3">em3</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5" draw:text-style-name="P5" draw:layer="Layout" svg:width="0.533cm" svg:height="0.488cm" svg:x="8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6" draw:text-style-name="P6" draw:layer="Layout" svg:width="0.533cm" svg:height="0.488cm" svg:x="7.942cm" svg:y="10.103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7" draw:text-style-name="P5" draw:layer="Layout" svg:width="0.533cm" svg:height="0.49cm" svg:x="15.389cm" svg:y="11.91cm">
          <text:p/>
          <draw:enhanced-geometry draw:mirror-horizontal="false" draw:mirror-vertical="false" svg:viewBox="0 0 534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6" draw:text-style-name="P6" draw:layer="Layout" svg:width="0.533cm" svg:height="0.488cm" svg:x="17.012cm" svg:y="10.102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8" draw:text-style-name="P8" draw:layer="Layout" svg:width="3.165cm" svg:height="0.674cm" svg:x="17.166cm" svg:y="9.402cm">
          <text:p text:style-name="P7"><text:span text:style-name="T3">phy-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9" draw:text-style-name="P8" draw:layer="Layout" svg:width="3.165cm" svg:height="0.674cm" svg:x="17.162cm" svg:y="8.797cm">
          <text:p text:style-name="P7"><text:span text:style-name="T3">int-br-vm</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17.289cm" svg:y1="8.85cm" svg:x2="17.276cm" svg:y2="10.071cm">
          <text:p/>
        </draw:line>
        <draw:custom-shape draw:name="Rectangle 14" draw:style-name="gr40" draw:text-style-name="P6" draw:layer="Layout" svg:width="0.533cm" svg:height="0.488cm" svg:x="15.613cm" svg:y="5.28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1" draw:text-style-name="P6" draw:layer="Layout" svg:width="0.533cm" svg:height="0.493cm" svg:x="6.417cm" svg:y="11.871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6" draw:style-name="gr42" draw:text-style-name="P11" draw:layer="Layout" svg:width="5.286cm" svg:height="2.182cm" svg:x="24.054cm" svg:y="14.927cm">
          <text:p text:style-name="P10"><text:span text:style-name="T4">External network <text:s/></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43" draw:text-style-name="P11" draw:layer="Layout" svg:width="5.286cm" svg:height="2.182cm" svg:x="15.072cm" svg:y="15.006cm">
          <text:p text:style-name="P10"><text:span text:style-name="T4">Traffic network <text:s/></text:span></text:p>
          <draw:enhanced-geometry draw:mirror-horizontal="false" draw:mirror-vertical="false" svg:viewBox="0 0 5287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custom-shape draw:name="Freeform 26" draw:style-name="gr44" draw:text-style-name="P11" draw:layer="Layout" svg:width="5.291cm" svg:height="2.182cm" svg:x="5.111cm" svg:y="15.386cm">
          <text:p text:style-name="P10"><text:span text:style-name="T4">Control network <text:s/></text:span></text:p>
          <text:p text:style-name="P10"><text:span text:style-name="T6">192.168.1.0/24</text:span></text:p>
          <draw:enhanced-geometry draw:mirror-horizontal="false" draw:mirror-vertical="false" svg:viewBox="0 0 5292 2183" drawooo:sub-view-size="3289 2507" draw:text-areas="0 0 ?f86 ?f87" draw:type="ooxml-non-primitive" draw:enhanced-path="M 700 2225 C 662 2237 618 2244 574 2244 574 2244 574 2244 574 2244 334 2244 145 2049 145 1810 145 1810 145 1810 145 1810 145 1766 151 1728 164 1684 164 1684 164 1684 164 1684 63 1584 0 1445 0 1288 0 1288 0 1288 0 1288 0 999 221 754 511 723 511 723 511 723 511 723 504 716 504 704 504 697 504 697 504 697 504 697 504 452 700 257 945 257 945 257 945 257 945 257 1033 257 1115 289 1185 333 1185 333 1185 333 1185 333 1298 132 1512 0 1752 0 1752 0 1752 0 1752 0 2041 0 2287 188 2369 452 2369 452 2369 452 2369 452 2388 452 2401 446 2413 446 2413 446 2413 446 2413 446 2520 446 2621 477 2709 534 2709 534 2709 534 2709 534 2709 534 2709 534 2709 534 2728 547 2734 578 2722 603 2722 603 2722 603 2722 603 2709 628 2678 635 2652 616 2652 616 2652 616 2652 616 2583 572 2501 547 2413 547 2413 547 2413 547 2413 547 2388 547 2369 553 2344 553 2344 553 2344 553 2344 553 2319 559 2293 540 2287 515 2287 515 2287 515 2287 515 2231 276 2010 100 1752 100 1752 100 1752 100 1752 100 1525 100 1336 239 1254 433 1254 433 1254 433 1254 433 1248 446 1229 459 1216 459 1216 459 1216 459 1216 459 1197 465 1185 459 1172 452 1172 452 1172 452 1172 452 1109 396 1033 358 945 358 945 358 945 358 945 358 756 358 605 509 605 697 605 697 605 697 605 697 605 716 611 741 611 760 611 760 611 760 611 760 618 773 611 792 605 798 605 798 605 798 605 798 592 811 580 817 567 817 567 817 567 817 567 817 309 823 101 1031 101 1288 101 1288 101 1288 101 1288 101 1426 158 1552 252 1634 252 1634 252 1634 252 1634 271 1653 271 1672 265 1690 265 1690 265 1690 265 1690 252 1728 246 1772 246 1810 246 1810 246 1810 246 1810 246 1998 391 2143 574 2143 574 2143 574 2143 574 2143 624 2143 668 2137 706 2118 706 2118 706 2118 706 2118 718 2112 731 2112 744 2118 744 2118 744 2118 744 2118 756 2124 769 2130 775 2143 775 2143 775 2143 775 2143 832 2300 983 2407 1159 2407 1159 2407 1159 2407 1159 2407 1298 2407 1418 2344 1493 2244 1493 2244 1493 2244 1493 2244 1500 2231 1512 2225 1525 2218 1525 2218 1525 2218 1525 2218 1537 2218 1550 2225 1563 2231 1563 2231 1563 2231 1563 2231 1632 2288 1720 2319 1815 2319 1815 2319 1815 2319 1815 2319 1966 2319 2098 2237 2167 2124 2167 2124 2167 2124 2167 2124 2174 2112 2186 2099 2205 2099 2205 2099 2205 2099 2205 2099 2218 2099 2231 2099 2243 2112 2243 2112 2243 2112 2243 2112 2312 2162 2394 2193 2489 2193 2489 2193 2489 2193 2489 2193 2697 2193 2867 2024 2867 1816 2867 1816 2867 1816 2867 1816 2867 1816 2867 1810 2867 1810 2867 1810 2867 1810 2867 1810 2867 1785 2886 1760 2911 1760 2911 1760 2911 1760 2911 1760 3068 1734 3188 1603 3188 1439 3188 1439 3188 1439 3188 1439 3188 1276 3062 1137 2898 1119 2898 1119 2898 1119 2898 1119 2886 1119 2873 1112 2867 1100 2867 1100 2867 1100 2867 1100 2854 1087 2854 1074 2854 1062 2854 1062 2854 1062 2854 1062 2860 1037 2860 1018 2860 993 2860 993 2860 993 2860 993 2860 899 2829 817 2785 748 2785 748 2785 748 2785 748 2766 723 2772 691 2797 672 2797 672 2797 672 2797 672 2823 660 2854 666 2867 691 2867 691 2867 691 2867 691 2923 773 2961 880 2961 993 2961 993 2961 993 2961 993 2961 1005 2961 1018 2961 1031 2961 1031 2961 1031 2961 1031 3150 1068 3289 1238 3289 1439 3289 1439 3289 1439 3289 1439 3289 1640 3150 1804 2967 1848 2967 1848 2967 1848 2967 1848 2949 2099 2741 2294 2489 2294 2489 2294 2489 2294 2489 2294 2388 2294 2300 2269 2224 2218 2224 2218 2224 2218 2224 2218 2130 2338 1985 2420 1815 2420 1815 2420 1815 2420 1815 2420 1714 2420 1619 2388 1544 2338 1544 2338 1544 2338 1544 2338 1449 2445 1311 2507 1159 2507 1159 2507 1159 2507 1159 2507 958 2507 788 2394 700 2225 N">
            <draw:equation draw:name="f0" draw:formula="574*logwidth/3289"/>
            <draw:equation draw:name="f1" draw:formula="2244*logheight/2507"/>
            <draw:equation draw:name="f2" draw:formula="164*logwidth/3289"/>
            <draw:equation draw:name="f3" draw:formula="1684*logheight/2507"/>
            <draw:equation draw:name="f4" draw:formula="0*logwidth/3289"/>
            <draw:equation draw:name="f5" draw:formula="1288*logheight/2507"/>
            <draw:equation draw:name="f6" draw:formula="504*logwidth/3289"/>
            <draw:equation draw:name="f7" draw:formula="697*logheight/2507"/>
            <draw:equation draw:name="f8" draw:formula="945*logwidth/3289"/>
            <draw:equation draw:name="f9" draw:formula="257*logheight/2507"/>
            <draw:equation draw:name="f10" draw:formula="1752*logwidth/3289"/>
            <draw:equation draw:name="f11" draw:formula="0*logheight/2507"/>
            <draw:equation draw:name="f12" draw:formula="2369*logwidth/3289"/>
            <draw:equation draw:name="f13" draw:formula="452*logheight/2507"/>
            <draw:equation draw:name="f14" draw:formula="2709*logwidth/3289"/>
            <draw:equation draw:name="f15" draw:formula="534*logheight/2507"/>
            <draw:equation draw:name="f16" draw:formula="2722*logwidth/3289"/>
            <draw:equation draw:name="f17" draw:formula="603*logheight/2507"/>
            <draw:equation draw:name="f18" draw:formula="2652*logwidth/3289"/>
            <draw:equation draw:name="f19" draw:formula="616*logheight/2507"/>
            <draw:equation draw:name="f20" draw:formula="2344*logwidth/3289"/>
            <draw:equation draw:name="f21" draw:formula="553*logheight/2507"/>
            <draw:equation draw:name="f22" draw:formula="2287*logwidth/3289"/>
            <draw:equation draw:name="f23" draw:formula="515*logheight/2507"/>
            <draw:equation draw:name="f24" draw:formula="1254*logwidth/3289"/>
            <draw:equation draw:name="f25" draw:formula="433*logheight/2507"/>
            <draw:equation draw:name="f26" draw:formula="1216*logwidth/3289"/>
            <draw:equation draw:name="f27" draw:formula="459*logheight/2507"/>
            <draw:equation draw:name="f28" draw:formula="945*logwidth/3289"/>
            <draw:equation draw:name="f29" draw:formula="358*logheight/2507"/>
            <draw:equation draw:name="f30" draw:formula="605*logwidth/3289"/>
            <draw:equation draw:name="f31" draw:formula="697*logheight/2507"/>
            <draw:equation draw:name="f32" draw:formula="605*logwidth/3289"/>
            <draw:equation draw:name="f33" draw:formula="798*logheight/2507"/>
            <draw:equation draw:name="f34" draw:formula="567*logwidth/3289"/>
            <draw:equation draw:name="f35" draw:formula="817*logheight/2507"/>
            <draw:equation draw:name="f36" draw:formula="252*logwidth/3289"/>
            <draw:equation draw:name="f37" draw:formula="1634*logheight/2507"/>
            <draw:equation draw:name="f38" draw:formula="265*logwidth/3289"/>
            <draw:equation draw:name="f39" draw:formula="1690*logheight/2507"/>
            <draw:equation draw:name="f40" draw:formula="574*logwidth/3289"/>
            <draw:equation draw:name="f41" draw:formula="2143*logheight/2507"/>
            <draw:equation draw:name="f42" draw:formula="706*logwidth/3289"/>
            <draw:equation draw:name="f43" draw:formula="2118*logheight/2507"/>
            <draw:equation draw:name="f44" draw:formula="775*logwidth/3289"/>
            <draw:equation draw:name="f45" draw:formula="2143*logheight/2507"/>
            <draw:equation draw:name="f46" draw:formula="1159*logwidth/3289"/>
            <draw:equation draw:name="f47" draw:formula="2407*logheight/2507"/>
            <draw:equation draw:name="f48" draw:formula="1525*logwidth/3289"/>
            <draw:equation draw:name="f49" draw:formula="2218*logheight/2507"/>
            <draw:equation draw:name="f50" draw:formula="1563*logwidth/3289"/>
            <draw:equation draw:name="f51" draw:formula="2231*logheight/2507"/>
            <draw:equation draw:name="f52" draw:formula="2167*logwidth/3289"/>
            <draw:equation draw:name="f53" draw:formula="2124*logheight/2507"/>
            <draw:equation draw:name="f54" draw:formula="2205*logwidth/3289"/>
            <draw:equation draw:name="f55" draw:formula="2099*logheight/2507"/>
            <draw:equation draw:name="f56" draw:formula="2489*logwidth/3289"/>
            <draw:equation draw:name="f57" draw:formula="2193*logheight/2507"/>
            <draw:equation draw:name="f58" draw:formula="2867*logwidth/3289"/>
            <draw:equation draw:name="f59" draw:formula="1816*logheight/2507"/>
            <draw:equation draw:name="f60" draw:formula="2911*logwidth/3289"/>
            <draw:equation draw:name="f61" draw:formula="1760*logheight/2507"/>
            <draw:equation draw:name="f62" draw:formula="3188*logwidth/3289"/>
            <draw:equation draw:name="f63" draw:formula="1439*logheight/2507"/>
            <draw:equation draw:name="f64" draw:formula="2867*logwidth/3289"/>
            <draw:equation draw:name="f65" draw:formula="1100*logheight/2507"/>
            <draw:equation draw:name="f66" draw:formula="2854*logwidth/3289"/>
            <draw:equation draw:name="f67" draw:formula="1062*logheight/2507"/>
            <draw:equation draw:name="f68" draw:formula="2785*logwidth/3289"/>
            <draw:equation draw:name="f69" draw:formula="748*logheight/2507"/>
            <draw:equation draw:name="f70" draw:formula="2797*logwidth/3289"/>
            <draw:equation draw:name="f71" draw:formula="672*logheight/2507"/>
            <draw:equation draw:name="f72" draw:formula="2961*logwidth/3289"/>
            <draw:equation draw:name="f73" draw:formula="993*logheight/2507"/>
            <draw:equation draw:name="f74" draw:formula="2961*logwidth/3289"/>
            <draw:equation draw:name="f75" draw:formula="1031*logheight/2507"/>
            <draw:equation draw:name="f76" draw:formula="2967*logwidth/3289"/>
            <draw:equation draw:name="f77" draw:formula="1848*logheight/2507"/>
            <draw:equation draw:name="f78" draw:formula="2489*logwidth/3289"/>
            <draw:equation draw:name="f79" draw:formula="2294*logheight/2507"/>
            <draw:equation draw:name="f80" draw:formula="1815*logwidth/3289"/>
            <draw:equation draw:name="f81" draw:formula="2420*logheight/2507"/>
            <draw:equation draw:name="f82" draw:formula="1544*logwidth/3289"/>
            <draw:equation draw:name="f83" draw:formula="2338*logheight/2507"/>
            <draw:equation draw:name="f84" draw:formula="700*logwidth/3289"/>
            <draw:equation draw:name="f85" draw:formula="2225*logheight/2507"/>
            <draw:equation draw:name="f86" draw:formula="logwidth"/>
            <draw:equation draw:name="f87" draw:formula="logheight"/>
          </draw:enhanced-geometry>
        </draw:custom-shape>
        <draw:line draw:name="Straight Connector 239" draw:style-name="gr9" draw:text-style-name="P9" draw:layer="layout" svg:x1="8.2cm" svg:y1="14.194cm" svg:x2="8cm" svg:y2="15.386cm">
          <text:p/>
        </draw:line>
        <draw:custom-shape draw:name="Rectangle 10" draw:style-name="gr45" draw:text-style-name="P6" draw:layer="Layout" svg:width="0.533cm" svg:height="0.493cm" svg:x="17.007cm" svg:y="8.326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1" draw:layer="Layout" svg:width="30.152cm" svg:height="13.39cm" svg:x="2.048cm" svg:y="0.9cm">
          <text:p/>
          <draw:enhanced-geometry svg:viewBox="0 0 21600 21600" draw:type="rectangle" draw:enhanced-path="M 0 0 L 21600 0 21600 21600 0 21600 0 0 Z N"/>
        </draw:custom-shape>
        <draw:frame draw:style-name="gr22" draw:text-style-name="P12" draw:layer="layout" svg:width="6.8cm" svg:height="1.673cm" svg:x="14.4cm" svg:y="0.899cm">
          <draw:text-box>
            <text:p text:style-name="P12"><text:span text:style-name="T7">Network Node</text:span></text:p>
          </draw:text-box>
        </draw:frame>
        <draw:custom-shape draw:name="TextBox 20" draw:style-name="gr47" draw:text-style-name="P4" draw:layer="Layout" svg:width="2.014cm" svg:height="0.674cm" svg:x="15.586cm" svg:y="14.526cm">
          <text:p text:style-name="P3"><text:span text:style-name="T3">em5</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5" draw:text-style-name="P5" draw:layer="Layout" svg:width="0.533cm" svg:height="0.488cm" svg:x="16.986cm" svg:y="13.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17.186cm" svg:y1="14.194cm" svg:x2="16.986cm" svg:y2="15.386cm">
          <text:p/>
        </draw:line>
        <draw:custom-shape draw:name="Rectangle 14" draw:style-name="gr37" draw:text-style-name="P5" draw:layer="Layout" svg:width="0.533cm" svg:height="0.49cm" svg:x="24.167cm" svg:y="11.924cm">
          <text:p/>
          <draw:enhanced-geometry draw:mirror-horizontal="false" draw:mirror-vertical="false" svg:viewBox="0 0 534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6" draw:text-style-name="P6" draw:layer="Layout" svg:width="0.533cm" svg:height="0.488cm" svg:x="25.99cm" svg:y="10.086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48" draw:text-style-name="P4" draw:layer="Layout" svg:width="2.014cm" svg:height="0.674cm" svg:x="24.564cm" svg:y="14.54cm">
          <text:p text:style-name="P3"><text:span text:style-name="T3">em2</text:span></text:p>
          <draw:enhanced-geometry draw:mirror-horizontal="false" draw:mirror-vertical="false" svg:viewBox="0 0 2015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5" draw:text-style-name="P5" draw:layer="Layout" svg:width="0.533cm" svg:height="0.488cm" svg:x="25.964cm" svg:y="13.614cm">
          <text:p/>
          <draw:enhanced-geometry draw:mirror-horizontal="false" draw:mirror-vertical="false" svg:viewBox="0 0 534 4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9" draw:style-name="gr9" draw:text-style-name="P9" draw:layer="layout" svg:x1="26.164cm" svg:y1="14.208cm" svg:x2="25.964cm" svg:y2="15.4cm">
          <text:p/>
        </draw:line>
        <draw:custom-shape draw:name="Rectangle 10" draw:style-name="gr45" draw:text-style-name="P6" draw:layer="Layout" svg:width="0.533cm" svg:height="0.493cm" svg:x="19.167cm" svg:y="6.50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49" draw:text-style-name="P8" draw:layer="Layout" svg:width="2.2cm" svg:height="0.674cm" svg:x="19.6cm" svg:y="6.8cm">
          <text:p text:style-name="P7"><text:span text:style-name="T3">qr…</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24.2cm" svg:y1="6.8cm" svg:x2="19.709cm" svg:y2="6.8cm">
          <text:p/>
        </draw:line>
        <draw:custom-shape draw:style-name="gr50" draw:text-style-name="P12" draw:layer="Layout" svg:width="4cm" svg:height="2.285cm" svg:x="7.733cm" svg:y="5.5cm">
          <text:p text:style-name="P1"><text:span text:style-name="T7">DHCP agent</text:span></text:p>
          <text:p text:style-name="P1"><text:span text:style-name="T12">(namespace)</text:span></text:p>
          <draw:enhanced-geometry svg:viewBox="0 0 21600 21600" draw:type="rectangle" draw:enhanced-path="M 0 0 L 21600 0 21600 21600 0 21600 0 0 Z N"/>
        </draw:custom-shape>
        <draw:custom-shape draw:style-name="gr27" draw:text-style-name="P12" draw:layer="layout" svg:width="4cm" svg:height="2.285cm" svg:x="24.2cm" svg:y="5.315cm">
          <text:p text:style-name="P1"><text:span text:style-name="T7">Router</text:span></text:p>
          <text:p text:style-name="P1"><text:span text:style-name="T12">(namespace)</text:span></text:p>
          <draw:enhanced-geometry svg:viewBox="0 0 21600 21600" draw:type="rectangle" draw:enhanced-path="M 0 0 L 21600 0 21600 21600 0 21600 0 0 Z N"/>
        </draw:custom-shape>
        <draw:custom-shape draw:name="Rectangle 10" draw:style-name="gr7" draw:text-style-name="P6" draw:layer="layout" svg:width="0.533cm" svg:height="0.493cm" svg:x="14.991cm" svg:y="6.507cm">
          <text:p/>
          <draw:enhanced-geometry draw:mirror-horizontal="false" draw:mirror-vertical="false" svg:viewBox="0 0 534 49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1" draw:text-style-name="P8" draw:layer="layout" svg:width="2.4cm" svg:height="0.674cm" svg:x="13.8cm" svg:y="6.7cm">
          <text:p text:style-name="P7"><text:span text:style-name="T3">tap…</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14.991cm" svg:y1="6.785cm" svg:x2="11.809cm" svg:y2="6.785cm">
          <text:p/>
        </draw:line>
        <draw:custom-shape draw:name="TextBox 19" draw:style-name="gr52" draw:text-style-name="P8" draw:layer="layout" svg:width="2.2cm" svg:height="0.674cm" svg:x="26.2cm" svg:y="9.326cm">
          <text:p text:style-name="P7"><text:span text:style-name="T3">qg…</text:span></text:p>
          <draw:enhanced-geometry draw:mirror-horizontal="false" draw:mirror-vertical="false" svg:viewBox="0 0 316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29" draw:style-name="gr9" draw:text-style-name="P9" draw:layer="layout" svg:x1="26.3cm" svg:y1="7.6cm" svg:x2="26.3cm" svg:y2="10.072cm">
          <text:p/>
        </draw:line>
        <presentation:notes draw:style-name="dp2">
          <draw:page-thumbnail draw:name="Slide Image Placeholder 1" draw:style-name="gr32" draw:layer="layout" svg:width="15.239cm" svg:height="8.572cm" svg:x="1.905cm" svg:y="3.175cm" draw:page-number="2" presentation:class="page"/>
          <draw:frame draw:name="Notes Placeholder 2" presentation:style-name="pr1" draw:text-style-name="P5" draw:layer="layout" svg:width="15.239cm" svg:height="10cm" svg:x="1.905cm" svg:y="12.224cm" presentation:class="notes" presentation:placeholder="true" presentation:user-transformed="true">
            <draw:text-box/>
          </draw:frame>
          <draw:frame draw:name="Date Placeholder 3" presentation:style-name="pr6" draw:text-style-name="P14" draw:layer="layout" svg:width="8.254cm" svg:height="1.273cm" svg:x="10.791cm" svg:y="0cm" presentation:class="date-time" presentation:user-transformed="true">
            <draw:text-box>
              <text:p text:style-name="P13"><text:span text:style-name="T9">2013-05-28 </text:span></text:p>
            </draw:text-box>
          </draw:frame>
          <draw:frame draw:name="Slide Number Placeholder 4" presentation:style-name="pr7" draw:text-style-name="P16" draw:layer="layout" svg:width="8.254cm" svg:height="1.273cm" svg:x="10.791cm" svg:y="24.126cm" presentation:class="page-number" presentation:user-transformed="true">
            <draw:text-box>
              <text:p text:style-name="P15"><text:span text:style-name="T10"><text:page-number>&lt;number&gt;</text:page-number></text:span></text:p>
            </draw:text-box>
          </draw:frame>
          <draw:frame draw:name="Header Placeholder 5" presentation:style-name="pr8" draw:text-style-name="P18" draw:layer="layout" svg:width="8.254cm" svg:height="1.273cm" svg:x="0cm" svg:y="0cm" presentation:class="header" presentation:user-transformed="true">
            <draw:text-box>
              <text:p text:style-name="P17"><text:span text:style-name="T11"><text:s/></text:span></text:p>
            </draw:text-box>
          </draw:frame>
          <draw:frame draw:name="Footer Placeholder 6" presentation:style-name="pr9" draw:text-style-name="P14" draw:layer="layout" svg:width="8.254cm" svg:height="1.273cm" svg:x="0cm" svg:y="24.126cm" presentation:class="footer" presentation:user-transformed="true">
            <draw:text-box>
              <text:p text:style-name="P13"><text:span text:style-name="T9"><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2" svg:font-family="Arial"/>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007D0000007DD47148B0.png" xlink:type="simple" xlink:show="embed" xlink:actuate="onLoad"/>
    <draw:fill-image draw:name="msFillBitmap_20_2" draw:display-name="msFillBitmap 2" xlink:href="Pictures/100000000000007D0000007DD47148B0.png" xlink:type="simple" xlink:show="embed" xlink:actuate="onLoad"/>
    <draw:fill-image draw:name="msFillBitmap_20_3" draw:display-name="msFillBitmap 3" xlink:href="Pictures/100000000000007D0000007DD47148B0.png" xlink:type="simple" xlink:show="embed" xlink:actuate="onLoad"/>
    <draw:fill-image draw:name="msFillBitmap_20_4" draw:display-name="msFillBitmap 4" xlink:href="Pictures/100000000000007D0000007DD47148B0.png" xlink:type="simple" xlink:show="embed" xlink:actuate="onLoad"/>
    <draw:fill-image draw:name="msFillBitmap_20_5" draw:display-name="msFillBitmap 5" xlink:href="Pictures/100000000000007D0000007DD47148B0.png" xlink:type="simple" xlink:show="embed" xlink:actuate="onLoad"/>
    <draw:fill-image draw:name="msFillBitmap_20_6" draw:display-name="msFillBitmap 6" xlink:href="Pictures/100000000000007D0000007DD47148B0.png" xlink:type="simple" xlink:show="embed" xlink:actuate="onLoad"/>
    <draw:fill-image draw:name="msFillBitmap_20_7" draw:display-name="msFillBitmap 7" xlink:href="Pictures/100000000000007D0000007DD47148B0.png" xlink:type="simple" xlink:show="embed" xlink:actuate="onLoad"/>
    <draw:fill-image draw:name="msFillBitmap_20_8" draw:display-name="msFillBitmap 8" xlink:href="Pictures/100000000000007D0000007DD47148B0.png" xlink:type="simple" xlink:show="embed" xlink:actuate="onLoad"/>
    <draw:fill-image draw:name="msFillBitmap_20_9" draw:display-name="msFillBitmap 9" xlink:href="Pictures/100000000000007D0000007DD47148B0.png" xlink:type="simple" xlink:show="embed" xlink:actuate="onLoad"/>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draw:stroke-dash draw:name="Dashed_20__28_var_29__20_4" draw:display-name="Dashed (var) 4" draw:style="rect" draw:dots2="1" draw:dots2-length="0.316cm" draw:distance="0.237cm"/>
    <draw:stroke-dash draw:name="Dashed_20__28_var_29__20_5" draw:display-name="Dashed (var) 5"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1_20_column-background" style:display-name="Title and 1 column-background" style:family="presentation">
      <style:graphic-properties draw:stroke="none" draw:fill="solid" draw:fill-color="#ffffff"/>
      <style:text-properties style:letter-kerning="true"/>
    </style:style>
    <style:style style:name="Title_20_and_20_1_20_column-backgroundobjects" style:display-name="Title and 1 column-backgroundobjects" style:family="presentation">
      <style:graphic-properties draw:textarea-horizontal-align="justify" draw:shadow="hidden" draw:shadow-offset-x="0.2cm" draw:shadow-offset-y="0.2cm" draw:shadow-color="#808080"/>
      <style:text-properties style:letter-kerning="true"/>
    </style:style>
    <style:style style:name="Title_20_and_20_1_20_column-notes" style:display-name="Title and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1_20_column-outline1" style:display-name="Title and 1 column-outline1" style:family="presentation">
      <style:graphic-properties draw:stroke="none" draw:fill="none" draw:auto-grow-height="false" draw:fit-to-size="shrink-to-fit">
        <text:list-style style:name="Title_20_and_20_1_20_column-outline1" style:display-name="Title and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1_20_column-outline2" style:display-name="Title and 1 column-outline2" style:family="presentation" style:parent-style-name="Title_20_and_20_1_20_column-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1_20_column-outline3" style:display-name="Title and 1 column-outline3" style:family="presentation" style:parent-style-name="Title_20_and_20_1_20_column-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1_20_column-outline4" style:display-name="Title and 1 column-outline4" style:family="presentation" style:parent-style-name="Title_20_and_20_1_20_column-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1_20_column-outline5" style:display-name="Title and 1 column-outline5" style:family="presentation" style:parent-style-name="Title_20_and_20_1_20_column-outline4">
      <style:paragraph-properties fo:margin-top="0cm" fo:margin-bottom="0.1cm"/>
      <style:text-properties fo:font-size="20pt" style:font-size-asian="20pt" style:font-size-complex="20pt"/>
    </style:style>
    <style:style style:name="Title_20_and_20_1_20_column-outline6" style:display-name="Title and 1 column-outline6" style:family="presentation" style:parent-style-name="Title_20_and_20_1_20_column-outline5">
      <style:paragraph-properties fo:margin-top="0cm" fo:margin-bottom="0.1cm"/>
      <style:text-properties fo:font-size="20pt" style:font-size-asian="20pt" style:font-size-complex="20pt"/>
    </style:style>
    <style:style style:name="Title_20_and_20_1_20_column-outline7" style:display-name="Title and 1 column-outline7" style:family="presentation" style:parent-style-name="Title_20_and_20_1_20_column-outline6">
      <style:paragraph-properties fo:margin-top="0cm" fo:margin-bottom="0.1cm"/>
      <style:text-properties fo:font-size="20pt" style:font-size-asian="20pt" style:font-size-complex="20pt"/>
    </style:style>
    <style:style style:name="Title_20_and_20_1_20_column-outline8" style:display-name="Title and 1 column-outline8" style:family="presentation" style:parent-style-name="Title_20_and_20_1_20_column-outline7">
      <style:paragraph-properties fo:margin-top="0cm" fo:margin-bottom="0.1cm"/>
      <style:text-properties fo:font-size="20pt" style:font-size-asian="20pt" style:font-size-complex="20pt"/>
    </style:style>
    <style:style style:name="Title_20_and_20_1_20_column-outline9" style:display-name="Title and 1 column-outline9" style:family="presentation" style:parent-style-name="Title_20_and_20_1_20_column-outline8">
      <style:paragraph-properties fo:margin-top="0cm" fo:margin-bottom="0.1cm"/>
      <style:text-properties fo:font-size="20pt" style:font-size-asian="20pt" style:font-size-complex="20pt"/>
    </style:style>
    <style:style style:name="Title_20_and_20_1_20_column-subtitle" style:display-name="Title and 1 column-subtitle" style:family="presentation">
      <style:graphic-properties draw:stroke="none" draw:fill="none" draw:textarea-vertical-align="middle">
        <text:list-style style:name="Title_20_and_20_1_20_column-subtitle" style:display-name="Title and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1_20_column-title" style:display-name="Title and 1 column-title" style:family="presentation">
      <style:graphic-properties draw:stroke="none" draw:fill="none" draw:textarea-vertical-align="middle">
        <text:list-style style:name="Title_20_and_20_1_20_column-title" style:display-name="Title and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1_20_column_5f_-background" style:display-name="Title and 1 column_-background" style:family="presentation">
      <style:graphic-properties draw:stroke="none" draw:fill="solid" draw:fill-color="#ffffff"/>
      <style:text-properties style:letter-kerning="true"/>
    </style:style>
    <style:style style:name="Title_20_and_20_1_20_column_5f_-backgroundobjects" style:display-name="Title and 1 column_-backgroundobjects" style:family="presentation">
      <style:graphic-properties draw:textarea-horizontal-align="justify" draw:shadow="hidden" draw:shadow-offset-x="0.2cm" draw:shadow-offset-y="0.2cm" draw:shadow-color="#808080"/>
      <style:text-properties style:letter-kerning="true"/>
    </style:style>
    <style:style style:name="Title_20_and_20_1_20_column_5f_-notes" style:display-name="Title and 1 colum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1_20_column_5f_-outline1" style:display-name="Title and 1 column_-outline1" style:family="presentation">
      <style:graphic-properties draw:stroke="none" draw:fill="none" draw:auto-grow-height="false" draw:fit-to-size="shrink-to-fit">
        <text:list-style style:name="Title_20_and_20_1_20_column_5f_-outline1" style:display-name="Title and 1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1_20_column_5f_-outline2" style:display-name="Title and 1 column_-outline2" style:family="presentation" style:parent-style-name="Title_20_and_20_1_20_column_5f_-outline1">
      <style:paragraph-properties fo:margin-left="0cm" fo:margin-right="0cm" fo:margin-top="0cm" fo:margin-bottom="0.4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1_20_column_5f_-outline3" style:display-name="Title and 1 column_-outline3" style:family="presentation" style:parent-style-name="Title_20_and_20_1_20_column_5f_-outline2">
      <style:paragraph-properties fo:margin-left="0cm" fo:margin-right="0cm" fo:margin-top="0cm" fo:margin-bottom="0.3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1_20_column_5f_-outline4" style:display-name="Title and 1 column_-outline4" style:family="presentation" style:parent-style-name="Title_20_and_20_1_20_column_5f_-outline3">
      <style:paragraph-properties fo:margin-left="0cm" fo:margin-right="0cm" fo:margin-top="0cm" fo:margin-bottom="0.2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1_20_column_5f_-outline5" style:display-name="Title and 1 column_-outline5" style:family="presentation" style:parent-style-name="Title_20_and_20_1_20_column_5f_-outline4">
      <style:paragraph-properties fo:margin-left="0cm" fo:margin-right="0cm" fo:margin-top="0cm" fo:margin-bottom="0.1cm" fo:text-indent="0cm"/>
      <style:text-properties fo:font-size="20pt" style:font-size-asian="20pt" style:font-size-complex="20pt"/>
    </style:style>
    <style:style style:name="Title_20_and_20_1_20_column_5f_-outline6" style:display-name="Title and 1 column_-outline6" style:family="presentation" style:parent-style-name="Title_20_and_20_1_20_column_5f_-outline5">
      <style:paragraph-properties fo:margin-left="0cm" fo:margin-right="0cm" fo:margin-top="0cm" fo:margin-bottom="0.1cm" fo:text-indent="0cm"/>
      <style:text-properties fo:font-size="20pt" style:font-size-asian="20pt" style:font-size-complex="20pt"/>
    </style:style>
    <style:style style:name="Title_20_and_20_1_20_column_5f_-outline7" style:display-name="Title and 1 column_-outline7" style:family="presentation" style:parent-style-name="Title_20_and_20_1_20_column_5f_-outline6">
      <style:paragraph-properties fo:margin-left="0cm" fo:margin-right="0cm" fo:margin-top="0cm" fo:margin-bottom="0.1cm" fo:text-indent="0cm"/>
      <style:text-properties fo:font-size="20pt" style:font-size-asian="20pt" style:font-size-complex="20pt"/>
    </style:style>
    <style:style style:name="Title_20_and_20_1_20_column_5f_-outline8" style:display-name="Title and 1 column_-outline8" style:family="presentation" style:parent-style-name="Title_20_and_20_1_20_column_5f_-outline7">
      <style:paragraph-properties fo:margin-left="0cm" fo:margin-right="0cm" fo:margin-top="0cm" fo:margin-bottom="0.1cm" fo:text-indent="0cm"/>
      <style:text-properties fo:font-size="20pt" style:font-size-asian="20pt" style:font-size-complex="20pt"/>
    </style:style>
    <style:style style:name="Title_20_and_20_1_20_column_5f_-outline9" style:display-name="Title and 1 column_-outline9" style:family="presentation" style:parent-style-name="Title_20_and_20_1_20_column_5f_-outline8">
      <style:paragraph-properties fo:margin-left="0cm" fo:margin-right="0cm" fo:margin-top="0cm" fo:margin-bottom="0.1cm" fo:text-indent="0cm"/>
      <style:text-properties fo:font-size="20pt" style:font-size-asian="20pt" style:font-size-complex="20pt"/>
    </style:style>
    <style:style style:name="Title_20_and_20_1_20_column_5f_-subtitle" style:display-name="Title and 1 column_-subtitle" style:family="presentation">
      <style:graphic-properties draw:stroke="none" draw:fill="none" draw:textarea-vertical-align="middle">
        <text:list-style style:name="Title_20_and_20_1_20_column_5f_-subtitle" style:display-name="Title and 1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1_20_column_5f_-title" style:display-name="Title and 1 column_-title" style:family="presentation">
      <style:graphic-properties draw:stroke="none" draw:fill="none" draw:textarea-vertical-align="middle">
        <text:list-style style:name="Title_20_and_20_1_20_column_5f_-title" style:display-name="Title and 1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and_20_1_20_colum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 style:family="presentation" style:parent-style-name="Title_20_and_20_1_20_colum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 style:family="presentation" style:parent-style-name="Title_20_and_20_1_20_column-backgroundobjects">
      <style:graphic-properties draw:stroke="none" draw:fill="none" draw:fill-color="#ffffff" draw:auto-grow-height="false" fo:min-height="1.485cm"/>
    </style:style>
    <style:style style:name="Mpr4" style:family="presentation" style:parent-style-name="Title_20_and_20_1_20_column-backgroundobjects">
      <style:graphic-properties draw:stroke="none" draw:fill="none" draw:fill-color="#ffffff" draw:textarea-vertical-align="bottom" draw:auto-grow-height="false" fo:min-height="1.485cm"/>
    </style:style>
    <style:style style:name="Mpr5" style:family="presentation" style:parent-style-name="Title_20_and_20_1_20_column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1_20_column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1_20_column_5f_-backgroundobjects">
      <style:graphic-properties draw:stroke="none" draw:fill="none" draw:fill-color="#ffffff" draw:auto-grow-height="false" fo:min-height="1.314cm"/>
    </style:style>
    <style:style style:name="Mpr8" style:family="presentation" style:parent-style-name="Title_20_and_20_1_20_column_5f_-backgroundobjects">
      <style:graphic-properties draw:stroke="none" draw:fill="none" draw:fill-color="#ffffff" draw:auto-grow-height="false" fo:min-height="1.485cm"/>
    </style:style>
    <style:style style:name="Mpr9" style:family="presentation" style:parent-style-name="Title_20_and_20_1_20_column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style>
    <style:style style:name="MP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style:paragraph-properties fo:text-align="start" style:font-independent-line-spacing="true"/>
      <style:text-properties fo:font-size="44pt"/>
    </style:style>
    <style:style style:name="MP9"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271cm" text:min-label-width="0.634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and_20_1_20_column" style:display-name="Title and 1 column" style:page-layout-name="PM1" draw:style-name="Mdp1">
      <draw:frame draw:name="Content Placeholder 1" presentation:style-name="Mpr1" draw:text-style-name="MP6" draw:layer="backgroundobjects" svg:width="30.932cm" svg:height="10.699cm" svg:x="1.47cm" svg:y="5cm" presentation:class="outline" presentation:user-transformed="true">
        <draw:text-box>
          <text:list text:style-name="ML2">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item>
                              </text:list>
                            </text:list-item>
                          </text:list>
                        </text:list-item>
                      </text:list>
                    </text:list-item>
                  </text:list>
                </text:list-item>
              </text:list>
            </text:list-item>
          </text:list>
          <text:list text:style-name="ML3">
            <text:list-item>
              <text:p text:style-name="MP4"><text:span text:style-name="MT2">Seventh Outline LevelClick to edit Master text styles</text:span></text:p>
            </text:list-item>
          </text:list>
          <text:list text:style-name="ML4">
            <text:list-item>
              <text:list>
                <text:list-item>
                  <text:p text:style-name="MP5"><text:span text:style-name="MT3">Second level</text:span></text:p>
                </text:list-item>
              </text:list>
            </text:list-item>
          </text:list>
          <text:list text:style-name="ML5">
            <text:list-item>
              <text:list>
                <text:list-item>
                  <text:list>
                    <text:list-item>
                      <text:p text:style-name="MP5"><text:span text:style-name="MT4">Third level</text:span></text:p>
                    </text:list-item>
                  </text:list>
                </text:list-item>
              </text:list>
            </text:list-item>
          </text:list>
          <text:list text:style-name="ML6">
            <text:list-item>
              <text:list>
                <text:list-item>
                  <text:list>
                    <text:list-item>
                      <text:list>
                        <text:list-item>
                          <text:p text:style-name="MP5"><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5"><text:span text:style-name="MT5">Fifth level</text:span></text:p>
                            </text:list-item>
                          </text:list>
                        </text:list-item>
                      </text:list>
                    </text:list-item>
                  </text:list>
                </text:list-item>
              </text:list>
            </text:list-item>
          </text:list>
        </draw:text-box>
      </draw:frame>
      <draw:frame draw:name="Title 3" presentation:style-name="Mpr2" draw:text-style-name="MP8" draw:layer="backgroundobjects" svg:width="27.757cm" svg:height="3.014cm" svg:x="1.458cm" svg:y="0.666cm" presentation:class="title" presentation:user-transformed="true">
        <draw:text-box>
          <text:p text:style-name="MP7"><text:span text:style-name="MT6">Click to edit the title text formatClick to edit Master title style</text:span></text:p>
        </draw:text-box>
      </draw:frame>
      <presentation:notes style:page-layout-name="PM2">
        <draw:page-thumbnail presentation:style-name="Title_20_and_20_1_20_column-title" draw:layer="backgroundobjects" svg:width="14.848cm" svg:height="11.136cm" svg:x="3.075cm" svg:y="2.257cm" presentation:class="page"/>
        <draw:frame presentation:style-name="Title_20_and_20_1_20_column-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1_20_column_5f_" style:display-name="Title and 1 column_" style:page-layout-name="PM1" draw:style-name="Mdp1">
      <draw:frame draw:name="Content Placeholder 1" presentation:style-name="Mpr5" draw:text-style-name="MP6" draw:layer="backgroundobjects" svg:width="30.932cm" svg:height="10.699cm" svg:x="1.47cm" svg:y="5cm" presentation:class="outline" presentation:user-transformed="true">
        <draw:text-box>
          <text:list text:style-name="ML2">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item>
                              </text:list>
                            </text:list-item>
                          </text:list>
                        </text:list-item>
                      </text:list>
                    </text:list-item>
                  </text:list>
                </text:list-item>
              </text:list>
            </text:list-item>
          </text:list>
          <text:list text:style-name="ML3">
            <text:list-item>
              <text:p text:style-name="MP4"><text:span text:style-name="MT2">Seventh Outline LevelClick to edit Master text styles</text:span></text:p>
            </text:list-item>
          </text:list>
          <text:list text:style-name="ML4">
            <text:list-item>
              <text:list>
                <text:list-item>
                  <text:p text:style-name="MP5"><text:span text:style-name="MT3">Second level</text:span></text:p>
                </text:list-item>
              </text:list>
            </text:list-item>
          </text:list>
          <text:list text:style-name="ML5">
            <text:list-item>
              <text:list>
                <text:list-item>
                  <text:list>
                    <text:list-item>
                      <text:p text:style-name="MP5"><text:span text:style-name="MT4">Third level</text:span></text:p>
                    </text:list-item>
                  </text:list>
                </text:list-item>
              </text:list>
            </text:list-item>
          </text:list>
          <text:list text:style-name="ML6">
            <text:list-item>
              <text:list>
                <text:list-item>
                  <text:list>
                    <text:list-item>
                      <text:list>
                        <text:list-item>
                          <text:p text:style-name="MP5"><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5"><text:span text:style-name="MT5">Fifth level</text:span></text:p>
                            </text:list-item>
                          </text:list>
                        </text:list-item>
                      </text:list>
                    </text:list-item>
                  </text:list>
                </text:list-item>
              </text:list>
            </text:list-item>
          </text:list>
        </draw:text-box>
      </draw:frame>
      <draw:frame draw:name="Title 3" presentation:style-name="Mpr6" draw:text-style-name="MP8" draw:layer="backgroundobjects" svg:width="27.757cm" svg:height="3.014cm" svg:x="1.458cm" svg:y="0.666cm" presentation:class="title" presentation:user-transformed="true">
        <draw:text-box>
          <text:p text:style-name="MP7"><text:span text:style-name="MT6">Click to edit the title text formatClick to edit Master title style</text:span></text:p>
        </draw:text-box>
      </draw:frame>
      <draw:frame presentation:style-name="Mpr7" draw:text-style-name="MP1" draw:layer="backgroundobjects" svg:width="7.89cm" svg:height="1.313cm" svg:x="1.693cm" svg:y="17.354cm" presentation:class="date-time">
        <draw:text-box>
          <text:p text:style-name="MP1"><text:span text:style-name="MT1"><presentation:date-time/></text:span></text:p>
        </draw:text-box>
      </draw:frame>
      <draw:frame presentation:style-name="Mpr7" draw:text-style-name="MP9" draw:layer="backgroundobjects" svg:width="10.734cm" svg:height="1.313cm" svg:x="11.582cm" svg:y="17.354cm" presentation:class="footer">
        <draw:text-box>
          <text:p text:style-name="MP9"><text:span text:style-name="MT1"><presentation:footer/></text:span></text:p>
        </draw:text-box>
      </draw:frame>
      <draw:frame presentation:style-name="Mpr7" draw:text-style-name="MP2" draw:layer="backgroundobjects" svg:width="7.89cm" svg:height="1.313cm" svg:x="24.282cm" svg:y="17.354cm" presentation:class="page-number">
        <draw:text-box>
          <text:p text:style-name="MP2"><text:span text:style-name="MT1"><text:page-number>&lt;number&gt;</text:page-number></text:span></text:p>
        </draw:text-box>
      </draw:frame>
      <presentation:notes style:page-layout-name="PM2">
        <draw:page-thumbnail presentation:style-name="Title_20_and_20_1_20_column_5f_-title" draw:layer="backgroundobjects" svg:width="14.848cm" svg:height="11.136cm" svg:x="3.075cm" svg:y="2.257cm" presentation:class="page"/>
        <draw:frame presentation:style-name="Title_20_and_20_1_20_column_5f_-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Jonas Bjurel</meta:initial-creator>
    <dc:creator>Arnaud Morin</dc:creator>
    <meta:editing-cycles>8</meta:editing-cycles>
    <meta:creation-date>2015-02-26T16:19:58</meta:creation-date>
    <dc:date>2015-03-09T14:36:48.510995348</dc:date>
    <meta:editing-duration>P9DT23H43M30S</meta:editing-duration>
    <meta:generator>LibreOffice/4.3.3.2$Linux_X86_64 LibreOffice_project/430m0$Build-2</meta:generator>
    <meta:document-statistic meta:object-count="14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